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1.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/>
      <style:text-properties fo:font-size="16pt" style:font-size-asian="16pt"/>
    </style:style>
    <style:style style:name="P14" style:parent-style-name="Normal" style:family="paragraph">
      <style:paragraph-properties fo:text-align="justify"/>
      <style:text-properties fo:font-size="16pt" style:font-size-asian="16pt"/>
    </style:style>
    <style:style style:name="P15" style:parent-style-name="Normal" style:family="paragraph">
      <style:paragraph-properties fo:text-align="justify"/>
      <style:text-properties fo:font-size="16pt" style:font-size-asian="16pt"/>
    </style:style>
    <style:style style:name="P16" style:parent-style-name="Normal" style:family="paragraph">
      <style:paragraph-properties fo:text-align="justify"/>
      <style:text-properties fo:font-size="16pt" style:font-size-asian="16pt"/>
    </style:style>
    <style:style style:name="P17" style:parent-style-name="Normal" style:family="paragraph">
      <style:paragraph-properties fo:text-align="justify"/>
      <style:text-properties fo:font-size="16pt" style:font-size-asian="16pt"/>
    </style:style>
    <style:style style:name="P18" style:parent-style-name="Normal" style:family="paragraph">
      <style:paragraph-properties fo:text-align="justify"/>
      <style:text-properties fo:font-size="16pt" style:font-size-asian="16pt"/>
    </style:style>
    <style:style style:name="P19" style:parent-style-name="Normal" style:family="paragraph">
      <style:paragraph-properties fo:text-align="justify"/>
      <style:text-properties fo:font-size="16pt" style:font-size-asian="16pt"/>
    </style:style>
    <style:style style:name="P20" style:parent-style-name="Normal" style:family="paragraph">
      <style:paragraph-properties fo:text-align="justify"/>
      <style:text-properties fo:font-size="16pt" style:font-size-asian="16pt"/>
    </style:style>
    <style:style style:name="P21" style:parent-style-name="Normal" style:family="paragraph">
      <style:paragraph-properties fo:text-align="justify" style:vertical-align="auto"/>
      <style:text-properties fo:font-size="16pt" style:font-size-asian="16pt" fo:hyphenate="true"/>
    </style:style>
    <style:style style:name="P22" style:parent-style-name="Normal" style:family="paragraph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style:vertical-align="auto" fo:margin-bottom="0.2777in" fo:line-height="100%"/>
      <style:text-properties style:font-name="Calibri Light" fo:text-transform="uppercase" fo:color="#000000" fo:letter-spacing="0.0208in" fo:font-size="16pt" style:font-size-asian="16pt" style:font-size-complex="36pt" fo:hyphenate="true"/>
    </style:style>
    <style:style style:name="P23" style:parent-style-name="Normal" style:family="paragraph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style:vertical-align="auto" fo:margin-bottom="0.2777in" fo:line-height="100%"/>
      <style:text-properties style:font-name="Calibri Light" fo:text-transform="uppercase" fo:color="#000000" fo:letter-spacing="0.0208in" fo:font-size="16pt" style:font-size-asian="16pt" style:font-size-complex="36pt" fo:hyphenate="true"/>
    </style:style>
    <style:style style:name="P24" style:parent-style-name="Normal" style:family="paragraph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style:vertical-align="auto" fo:margin-bottom="0.2777in" fo:line-height="100%"/>
      <style:text-properties style:font-name="Calibri Light" fo:text-transform="uppercase" fo:color="#000000" fo:letter-spacing="0.0208in" fo:font-size="16pt" style:font-size-asian="16pt" style:font-size-complex="36pt" fo:hyphenate="true"/>
    </style:style>
    <style:style style:name="P25" style:parent-style-name="Normal" style:family="paragraph">
      <style:paragraph-properties fo:text-align="justify" style:vertical-align="auto"/>
      <style:text-properties fo:hyphenate="true"/>
    </style:style>
    <style:style style:name="P26" style:parent-style-name="Normal" style:family="paragraph">
      <style:paragraph-properties fo:text-align="justify"/>
      <style:text-properties fo:font-size="16pt" style:font-size-asian="16pt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  <style:text-properties fo:font-weight="bold" style:font-weight-asian="bold"/>
    </style:style>
    <style:style style:name="P40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1" style:parent-style-name="Normal" style:family="paragraph">
      <style:paragraph-properties fo:text-align="justify"/>
    </style:style>
    <style:style style:name="TableColumn43" style:family="table-column">
      <style:table-column-properties style:column-width="0.927in"/>
    </style:style>
    <style:style style:name="TableColumn44" style:family="table-column">
      <style:table-column-properties style:column-width="0.6326in"/>
    </style:style>
    <style:style style:name="TableColumn45" style:family="table-column">
      <style:table-column-properties style:column-width="3.7666in"/>
    </style:style>
    <style:style style:name="TableColumn46" style:family="table-column">
      <style:table-column-properties style:column-width="1.5166in"/>
    </style:style>
    <style:style style:name="Table42" style:family="table">
      <style:table-properties style:width="6.843in" fo:margin-left="0in" table:align="center"/>
    </style:style>
    <style:style style:name="TableRow47" style:family="table-row">
      <style:table-row-properties style:min-row-height="0.1777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6" style:family="table-row">
      <style:table-row-properties style:min-row-height="0.1784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abletext" style:family="paragraph">
      <style:paragraph-properties fo:text-align="center" fo:line-height="150%"/>
      <style:text-properties fo:language="pt" fo:country="B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text-align="center" fo:line-height="150%"/>
      <style:text-properties fo:language="pt" fo:country="BR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fo:language="pt" fo:country="B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P65" style:parent-style-name="Normal" style:family="paragraph">
      <style:paragraph-properties fo:text-align="justify"/>
    </style:style>
    <style:style style:name="P6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9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0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1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2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3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4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5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9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80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1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2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CabeçalhodoSumário" style:family="paragraph">
      <style:paragraph-properties fo:text-align="justify"/>
    </style:style>
    <style:style style:name="T90" style:parent-style-name="Fonteparág.padrão" style:family="text">
      <style:text-properties fo:color="#000000"/>
    </style:style>
    <style:style style:name="P91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92" style:parent-style-name="Hyperlink" style:family="text">
      <style:text-properties fo:font-weight="bold" style:font-weight-asian="bold"/>
    </style:style>
    <style:style style:name="T93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4" style:parent-style-name="Hyperlink" style:family="text">
      <style:text-properties fo:font-weight="bold" style:font-weight-asian="bold"/>
    </style:style>
    <style:style style:name="P95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96" style:parent-style-name="Hyperlink" style:family="text">
      <style:text-properties fo:font-weight="bold" style:font-weight-asian="bold"/>
    </style:style>
    <style:style style:name="T97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8" style:parent-style-name="Hyperlink" style:family="text">
      <style:text-properties fo:font-weight="bold" style:font-weight-asian="bold"/>
    </style:style>
    <style:style style:name="P99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100" style:parent-style-name="Hyperlink" style:family="text">
      <style:text-properties fo:font-weight="bold" style:font-weight-asian="bold"/>
    </style:style>
    <style:style style:name="T101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102" style:parent-style-name="Hyperlink" style:family="text">
      <style:text-properties fo:font-weight="bold" style:font-weight-asian="bold"/>
    </style:style>
    <style:style style:name="P103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P124" style:parent-style-name="Título2" style:list-style-name="LFO1" style:family="paragraph">
      <style:paragraph-properties fo:break-before="page" fo:text-align="justify"/>
      <style:text-properties fo:font-weight="bold" style:font-weight-asian="bold"/>
    </style:style>
    <style:style style:name="P125" style:parent-style-name="Normal" style:family="paragraph">
      <style:paragraph-properties fo:text-indent="0.4916in"/>
    </style:style>
    <style:style style:name="P126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27" style:parent-style-name="Normal" style:family="paragraph">
      <style:paragraph-properties fo:text-indent="0.4916in"/>
    </style:style>
    <style:style style:name="P128" style:parent-style-name="ParágrafodaLista" style:list-style-name="LFO2" style:family="paragraph"/>
    <style:style style:name="P129" style:parent-style-name="ParágrafodaLista" style:list-style-name="LFO2" style:family="paragraph"/>
    <style:style style:name="P130" style:parent-style-name="ParágrafodaLista" style:list-style-name="LFO2" style:family="paragraph"/>
    <style:style style:name="P131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32" style:parent-style-name="Normal" style:family="paragraph">
      <style:paragraph-properties fo:text-indent="0.4916in"/>
    </style:style>
    <style:style style:name="P133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ANÁLISE DA ARQUITETURA</text:p>
      <text:p text:style-name="P23">Controle de patrimônio – ContPatri</text:p>
      <text:p text:style-name="P24">Versão 1.0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Goiânia, 1 de setembro de 2013</text:p>
      <text:p text:style-name="P40">Histórico de revisões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P58">01/09/2013</text:p>
          </table:table-cell>
          <table:table-cell table:style-name="TableCell59">
            <text:p text:style-name="P60">1.0</text:p>
          </table:table-cell>
          <table:table-cell table:style-name="TableCell61">
            <text:p text:style-name="P62">Análise da completude da arquitetura</text:p>
          </table:table-cell>
          <table:table-cell table:style-name="TableCell63">
            <text:p text:style-name="P64">Raul, Ulysses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p text:style-name="P89"><text:span text:style-name="T90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1"><text:a xlink:href="#_Toc365821478" office:target-frame-name="_top" xlink:show="replace"><text:span text:style-name="T92">1.</text:span><text:span text:style-name="T93"><text:tab/></text:span><text:span text:style-name="T94">Objetivos</text:span><text:tab/>4</text:a></text:p>
          <text:p text:style-name="P95"><text:a xlink:href="#_Toc365821479" office:target-frame-name="_top" xlink:show="replace"><text:span text:style-name="T96">2.</text:span><text:span text:style-name="T97"><text:tab/></text:span><text:span text:style-name="T98">Descrição</text:span><text:tab/>4</text:a></text:p>
          <text:p text:style-name="P99"><text:a xlink:href="#_Toc365821480" office:target-frame-name="_top" xlink:show="replace"><text:span text:style-name="T100">3.</text:span><text:span text:style-name="T101"><text:tab/></text:span><text:span text:style-name="T102">Conclusão</text:span><text:tab/>4</text:a></text:p>
        </text:index-body>
      </text:table-of-content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Normal"><text:bookmark-start text:name="_Toc365821478"/></text:p>
      <text:soft-page-break/>
      <text:list text:style-name="LFO1" text:continue-numbering="true">
        <text:list-item>
          <text:p text:style-name="P124">Objetivos<text:bookmark-end text:name="_Toc365821478"/><text:s/></text:p>
        </text:list-item>
      </text:list>
      <text:p text:style-name="P125">Analisar e verificar a completude dos documentos referentes à arquitetura do ContPatri.</text:p>
      <text:list text:style-name="LFO1" text:continue-numbering="true">
        <text:list-item>
          <text:p text:style-name="P126"><text:bookmark-start text:name="_Toc365821479"/>Descrição<text:bookmark-end text:name="_Toc365821479"/></text:p>
        </text:list-item>
      </text:list>
      <text:p text:style-name="P127">A arquitetura do ContPatri foi analisada para que pudesse ser levantada qualquer falha ou esquecimento quanto às funcionalidades do<text:s/>sistema.<text:line-break/>Foram feitas algumas perguntas que foram respondidas ao se analisar a arquitetura:</text:p>
      <text:list text:style-name="LFO2" text:continue-numbering="true">
        <text:list-item>
          <text:p text:style-name="P128">Todos os requisitos foram abordados pela arquitetura?<text:s/><text:line-break/>Sim.</text:p>
        </text:list-item>
        <text:list-item>
          <text:p text:style-name="P129">A arquitetura está suficiente?<text:s/><text:line-break/>Sim.</text:p>
        </text:list-item>
        <text:list-item>
          <text:p text:style-name="P130">Para o projeto atual, a arquitetura está adequada?<text:line-break/>Devido ao curto<text:s/>período para execução do projeto, acreditamos que seria difícil implementar todos os requistos não-funcionais como confiabilidade e Sistema de Ajuda e de Documentação de Usuário On-line, por exemplo.<text:line-break/>Foi estabelecido que o CONTPATRI MOBILE deverá ser utilizado nos formatos smartphone ou tablet, porém o formato smartphone deveria ser priorizado.<text:line-break/>Interfaces de Comunicação definidas em USB, WI-FI, 3G e outras: <text:s/>utilizar somente comunicação via web-service, logo qualquer rede de dados utilizada pelo dispositivo móvel deve ser capaz de realizar a comunicação. Não deve ser gasto tempo pensando em como se comunicar com o servidor via USB, por exemplo.</text:p>
        </text:list-item>
      </text:list>
      <text:list text:style-name="LFO1" text:continue-numbering="true">
        <text:list-item>
          <text:p text:style-name="P131"><text:bookmark-start text:name="_Toc365821480"/>Conclusão<text:bookmark-end text:name="_Toc365821480"/></text:p>
        </text:list-item>
      </text:list>
      <text:p text:style-name="P132">Não há necessidade de alteração na arquitetura.<text:s/><text:line-break/>Todos os pontos levantados, que foram considerados nessa análise como um risco em relação ao prazo do projeto, são <text:s/>originados nos requisitos. Ou seja, caso haja a necessidade de reduzir o escopo, a arquitetura deverá ser novamente revisada para uma análise de impacto.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fo:color="#2E74B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4Char" style:display-name="Título 4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ítulo5Char" style:display-name="Título 5 Char" style:family="text" style:parent-style-name="Fonteparág.padrão">
      <style:text-properties style:font-name="Calibri Light" style:font-name-asian="Times New Roman" style:font-name-complex="Times New Roman" fo:font-size="14pt" style:font-size-asian="14pt" style:font-size-complex="14pt"/>
    </style:style>
    <style:style style:name="Título6Char" style:display-name="Título 6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ítulo7Char" style:display-name="Título 7 Char" style:family="text" style:parent-style-name="Fonteparág.padrão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8Char" style:display-name="Título 8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9Char" style:display-name="Título 9 Char" style:family="text" style:parent-style-name="Fonteparág.padrão">
      <style:text-properties fo:font-weight="bold" style:font-weight-asian="bold" style:font-weight-complex="bold" fo:font-style="italic" style:font-style-asian="italic" style:font-style-complex="italic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border="0.0104in solid #A5A5A5" fo:padding="0in" style:shadow="non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ítulo" style:display-name="Subtítulo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fo:color="#44546A" fo:font-size="14pt" style:font-size-asian="14pt" style:font-size-complex="1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7B7B7B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E74B5" fo:font-size="14pt" style:font-size-asian="14pt" style:font-size-complex="14pt" fo:hyphenate="false"/>
    </style:style>
    <style:style style:name="CitaçãoIntensaChar" style:display-name="Citação Intensa Char" style:family="text" style:parent-style-name="Fonteparág.padrão">
      <style:text-properties style:font-name="Calibri Light" style:font-name-asian="Times New Roman" style:font-name-complex="Times New Roman" fo:text-transform="uppercase" fo:color="#2E74B5" fo:font-size="14pt" style:font-size-asian="14pt" style:font-size-complex="14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eferênciaSutil" style:display-name="Referência Sutil" style:family="text" style:parent-style-name="Fonteparág.padrão">
      <style:text-properties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letter-spacing="normal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458in">
        <style:tab-stops>
          <style:tab-stop style:type="left" style:position="0.3465in"/>
          <style:tab-stop style:type="right" style:leader-style="dotted" style:leader-text="." style:position="6.5402in"/>
        </style:tab-stops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drão" style:display-name="Padrão" style:family="paragraph">
      <style:paragraph-properties fo:margin-bottom="0.1388in" fo:line-height="115%">
        <style:tab-stops>
          <style:tab-stop style:type="left" style:position="0.4916in"/>
        </style:tab-stops>
      </style:paragraph-properties>
      <style:text-properties style:font-name-asian="SimSun" style:font-name-complex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abela" style:display-name="Tabela" style:family="paragraph" style:parent-style-name="Normal">
      <style:paragraph-properties fo:margin-bottom="0in" fo:line-height="100%"/>
      <style:text-properties style:font-name="Arial" style:font-name-asian="Times" fo:font-size="10pt" style:font-size-asian="10pt" style:font-size-complex="8pt" style:language-asian="pt" style:country-asian="BR" fo:hyphenate="false"/>
    </style:style>
    <style:style style:name="Tabletext" style:display-name="Tabletext" style:family="paragraph" style:parent-style-name="Normal">
      <style:paragraph-properties fo:keep-together="always" fo:widows="0" fo:orphans="0" style:text-autospace="none" fo:margin-bottom="0.0833in" style:line-height-at-least="0.1666in"/>
      <style:text-properties style:font-name="Times New Roman" fo:font-size="10pt" style:font-size-asian="10pt" style:font-size-complex="10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1.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3.2958in"/>
    </style:style>
    <style:style style:name="TableColumn4" style:family="table-column">
      <style:table-column-properties style:column-width="3.2965in"/>
    </style:style>
    <style:style style:name="Table2" style:family="table">
      <style:table-properties style:width="6.5923in" fo:margin-left="0in" table:align="left"/>
    </style:style>
    <style:style style:name="TableRow5" style:family="table-row">
      <style:table-row-properties style:min-row-height="0.1777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Cabeçalho" style:family="paragraph">
      <style:paragraph-properties>
        <style:tab-stops>
          <style:tab-stop style:type="left" style:position="0.9402in"/>
          <style:tab-stop style:type="left" style:position="1.2236in"/>
        </style:tab-stops>
      </style:paragraph-properties>
    </style:style>
    <style:style style:name="TableRow9" style:family="table-row">
      <style:table-row-properties style:min-row-height="0.1784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Rodapé" style:family="paragraph">
      <style:paragraph-properties fo:text-align="end"/>
    </style:style>
    <style:style style:name="P13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ContPatri – Controle de Patrimônio</text:p>
            </table:table-cell>
            <table:table-cell table:style-name="TableCell7">
              <text:p text:style-name="P8">Versão: 1.0<text:tab/></text:p>
            </table:table-cell>
          </table:table-row>
          <table:table-row table:style-name="TableRow9">
            <table:table-cell table:style-name="TableCell10">
              <text:p text:style-name="Cabeçalho">CONTPATRI_COM_Análise_da_arquitetura</text:p>
            </table:table-cell>
            <table:table-cell table:style-name="TableCell11">
              <text:p text:style-name="Cabeçalho">Data: 01/09/2013</text:p>
            </table:table-cell>
          </table:table-row>
        </table:table>
        <text:p text:style-name="Cabeçalho"/>
      </style:header>
      <style:footer>
        <text:p text:style-name="P12"><text:page-number text:fixed="false">4</text:page-number></text:p>
        <text:p text:style-name="Rodapé"/>
      </style:footer>
    </style:master-page>
    <style:master-page style:next-style-name="MP0" style:name="MPF0" style:page-layout-name="PL0">
      <style:footer>
        <text:p text:style-name="P13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haissa</meta:initial-creator>
    <dc:creator>Jonathan Silva</dc:creator>
    <meta:creation-date>2013-09-01T20:59:00Z</meta:creation-date>
    <dc:date>2013-09-20T21:45:00Z</dc:date>
    <meta:template xlink:href="Normal" xlink:type="simple"/>
    <meta:editing-cycles>5</meta:editing-cycles>
    <meta:editing-duration>PT420S</meta:editing-duration>
    <meta:document-statistic meta:page-count="4" meta:paragraph-count="3" meta:word-count="302" meta:character-count="1934" meta:row-count="13" meta:non-whitespace-character-count="1635"/>
  </office:meta>
</office:document-meta>
</file>